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073266" officeooo:paragraph-rsid="0007326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cb3ad" officeooo:paragraph-rsid="000cb3a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212a6" officeooo:paragraph-rsid="002212a6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style:text-underline-style="none" officeooo:paragraph-rsid="002212a6" style:font-size-asian="18pt" style:font-size-complex="18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style:text-underline-style="none" officeooo:rsid="0024b12e" officeooo:paragraph-rsid="0024b12e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officeooo:rsid="0024b12e" officeooo:paragraph-rsid="0024b12e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212a6" officeooo:paragraph-rsid="002212a6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4b12e" officeooo:paragraph-rsid="0024b12e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25a4f0" officeooo:paragraph-rsid="0025a4f0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bold" officeooo:rsid="0024b12e" officeooo:paragraph-rsid="0024b12e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bold" officeooo:rsid="0025a4f0" officeooo:paragraph-rsid="0025a4f0" style:font-size-asian="18pt" style:font-weight-asian="bold" style:font-size-complex="18pt" style:font-weight-complex="bold"/>
    </style:style>
    <style:style style:name="P12" style:family="paragraph" style:parent-style-name="Standard" style:list-style-name="L2">
      <style:text-properties officeooo:paragraph-rsid="000aba2a"/>
    </style:style>
    <style:style style:name="P13" style:family="paragraph" style:parent-style-name="Standard" style:list-style-name="L2">
      <style:text-properties officeooo:paragraph-rsid="0020378d"/>
    </style:style>
    <style:style style:name="P14" style:family="paragraph" style:parent-style-name="Standard" style:list-style-name="L2">
      <style:text-properties fo:font-size="20pt" fo:font-weight="normal" officeooo:rsid="0007f1af" officeooo:paragraph-rsid="0007f1af" style:font-size-asian="20pt" style:font-weight-asian="normal" style:font-size-complex="20pt" style:font-weight-complex="normal"/>
    </style:style>
    <style:style style:name="P15" style:family="paragraph" style:parent-style-name="Standard" style:list-style-name="L2">
      <style:text-properties fo:font-size="20pt" fo:font-weight="normal" officeooo:rsid="000aba2a" officeooo:paragraph-rsid="001c604d" style:font-size-asian="20pt" style:font-weight-asian="normal" style:font-size-complex="20pt" style:font-weight-complex="normal"/>
    </style:style>
    <style:style style:name="P16" style:family="paragraph" style:parent-style-name="Standard" style:list-style-name="L2">
      <style:text-properties officeooo:rsid="0020378d" officeooo:paragraph-rsid="0020378d"/>
    </style:style>
    <style:style style:name="P17" style:family="paragraph" style:parent-style-name="Standard" style:list-style-name="L2">
      <style:text-properties officeooo:rsid="000cb3ad" officeooo:paragraph-rsid="000cb3a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officeooo:rsid="000aba2a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0ae807" style:font-size-asian="20pt" style:font-weight-asian="normal" style:font-size-complex="20pt" style:font-weight-complex="normal"/>
    </style:style>
    <style:style style:name="T4" style:family="text">
      <style:text-properties fo:font-size="20pt" fo:font-weight="normal" officeooo:rsid="001c604d" style:font-size-asian="20pt" style:font-weight-asian="normal" style:font-size-complex="20pt" style:font-weight-complex="normal"/>
    </style:style>
    <style:style style:name="T5" style:family="text">
      <style:text-properties fo:font-size="20pt" officeooo:rsid="000aba2a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1c604d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0aba2a" style:font-size-asian="20pt" style:font-weight-asian="bold" style:font-size-complex="20pt" style:font-weight-complex="bold"/>
    </style:style>
    <style:style style:name="T9" style:family="text">
      <style:text-properties officeooo:rsid="002212a6"/>
    </style:style>
    <style:style style:name="T10" style:family="text">
      <style:text-properties fo:font-weight="bold" officeooo:rsid="002212a6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12a6" style:font-weight-asian="normal" style:font-weight-complex="normal"/>
    </style:style>
    <style:style style:name="T13" style:family="text">
      <style:text-properties officeooo:rsid="0023fa3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FUL<text:span text:style-name="T13">L</text:span> <text:s/>LINKS </text:p>
      <text:p text:style-name="P3"/>
      <text:list xml:id="list316177730" text:style-name="L1">
        <text:list-item>
          <text:p text:style-name="P4"><text:span text:style-name="T10">MongoDB documentation <text:line-break/></text:span><text:a xlink:type="simple" xlink:href="https://www.mongodb.com/docs/manual/" text:style-name="Internet_20_link" text:visited-style-name="Visited_20_Internet_20_Link"><text:span text:style-name="T12">https://www.mongodb.com/docs/manual/</text:span></text:a></text:p>
        </text:list-item>
      </text:list>
      <text:p text:style-name="P7"/>
      <text:list xml:id="list133652467638761" text:continue-numbering="true" text:style-name="L1">
        <text:list-item>
          <text:p text:style-name="P10"><text:span text:style-name="T9">D</text:span>ata Modelling Lab</text:p>
          <text:p text:style-name="P5"><text:a xlink:type="simple" xlink:href="https://drive.google.com/drive/folders/1N4XfGOVsKUxWw2b0znAYhU84oUkdjNUm" text:style-name="Internet_20_link" text:visited-style-name="Visited_20_Internet_20_Link"><text:span text:style-name="T11">https://drive.google.com/drive/folders/1N4XfGOVsKUxWw2b0znAYhU84oUkdjNUm</text:span></text:a></text:p>
        </text:list-item>
      </text:list>
      <text:p text:style-name="P6"><text:span text:style-name="T11"/></text:p>
      <text:list xml:id="list133652061425595" text:continue-numbering="true" text:style-name="L1">
        <text:list-item>
          <text:p text:style-name="P11">Previous years papers</text:p>
          <text:p text:style-name="P9">http://172.16.44.10:8080/jspui/</text:p>
        </text:list-item>
      </text:list>
      <text:p text:style-name="P8"/>
      <text:p text:style-name="P2"/>
      <text:p text:style-name="P2"/>
      <text:p text:style-name="P2"/>
      <text:p text:style-name="P2">QUICK NOTES</text:p>
      <text:p text:style-name="P1"/>
      <text:list xml:id="list3627472241" text:style-name="L2">
        <text:list-item>
          <text:p text:style-name="P14">mv filname.ext newname.ext <text:s/>(to rename the file)</text:p>
        </text:list-item>
        <text:list-item>
          <text:p text:style-name="P12"><text:span text:style-name="T2">to </text:span><text:span text:style-name="Emphasis"><text:span text:style-name="T2">compile</text:span></text:span><text:span text:style-name="T2"> c code in </text:span><text:span text:style-name="Strong_20_Emphasis"><text:span text:style-name="T5">vs code</text:span></text:span><text:span text:style-name="T2"> gcc filename.c</text:span></text:p>
        </text:list-item>
        <text:list-item>
          <text:p text:style-name="P15">to run it ‘./a.out’</text:p>
        </text:list-item>
        <text:list-item>
          <text:p text:style-name="P13"><text:span text:style-name="T4">to change role of tab key</text:span><text:span text:style-name="T7"> ctrl </text:span><text:span text:style-name="T8">+ M</text:span></text:p>
        </text:list-item>
        <text:list-item>
          <text:p text:style-name="P16"><text:span text:style-name="T8">c</text:span><text:span text:style-name="T6">trl + shift + T </text:span><text:span text:style-name="T1">to reopen closed tab in chrome</text:span></text:p>
        </text:list-item>
        <text:list-item>
          <text:p text:style-name="P17"><text:span text:style-name="T3">M </text:span><text:span text:style-name="T1">Prashanth YT channel for linux conten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9:45:23.508424295</meta:creation-date>
    <meta:editing-duration>PT11H57M49S</meta:editing-duration>
    <meta:editing-cycles>19</meta:editing-cycles>
    <meta:generator>LibreOffice/7.3.7.2$Linux_X86_64 LibreOffice_project/30$Build-2</meta:generator>
    <dc:date>2023-10-12T13:36:50.548428828</dc:date>
    <meta:document-statistic meta:table-count="0" meta:image-count="0" meta:object-count="0" meta:page-count="1" meta:paragraph-count="13" meta:word-count="73" meta:character-count="469" meta:non-whitespace-character-count="416"/>
  </office:meta>
</office:document-meta>
</file>